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end="Arrow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  <style:text-properties fo:font-size="11pt" style:font-size-asian="11pt" style:font-size-complex="11pt"/>
    </style:style>
    <style:style style:name="P3" style:family="paragraph"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draw:layer="layout" svg:width="5cm" svg:height="1cm" svg:x="3cm" svg:y="3.7cm">
          <text:p text:style-name="P1">Global ID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cm" svg:height="1cm" svg:x="8cm" svg:y="3.7cm">
          <text:p text:style-name="P2"><text:span text:style-name="T1">Subnet</text:span><text:span text:style-name="T1">　</text:span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8cm" svg:height="1cm" svg:x="10cm" svg:y="3.7cm">
          <text:p text:style-name="P1">Interface ID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cm" svg:y1="3.3cm" svg:x2="8cm" svg:y2="3.3cm">
          <text:p/>
        </draw:line>
        <draw:line draw:style-name="gr2" draw:text-style-name="P3" draw:layer="layout" svg:x1="7.8cm" svg:y1="3.3cm" svg:x2="10cm" svg:y2="3.3cm">
          <text:p/>
        </draw:line>
        <draw:line draw:style-name="gr2" draw:text-style-name="P3" draw:layer="layout" svg:x1="9.8cm" svg:y1="3.3cm" svg:x2="18cm" svg:y2="3.3cm">
          <text:p/>
        </draw:line>
        <draw:frame draw:style-name="gr3" draw:text-style-name="P4" draw:layer="layout" svg:width="1.425cm" svg:height="0.725cm" svg:x="4.8cm" svg:y="2.3cm">
          <draw:text-box>
            <text:p><text:span text:style-name="T2">40bit</text:span></text:p>
          </draw:text-box>
        </draw:frame>
        <draw:frame draw:style-name="gr3" draw:text-style-name="P4" draw:layer="layout" svg:width="1.425cm" svg:height="0.725cm" svg:x="8.201cm" svg:y="2.301cm">
          <draw:text-box>
            <text:p><text:span text:style-name="T2">16bit</text:span></text:p>
          </draw:text-box>
        </draw:frame>
        <draw:frame draw:style-name="gr3" draw:text-style-name="P4" draw:layer="layout" svg:width="1.425cm" svg:height="0.725cm" svg:x="13.202cm" svg:y="2.302cm">
          <draw:text-box>
            <text:p><text:span text:style-name="T2">64bit</text:span></text:p>
          </draw:text-box>
        </draw:frame>
        <draw:frame draw:style-name="gr3" draw:text-style-name="P4" draw:layer="layout" svg:width="8.283cm" svg:height="1.199cm" svg:x="2.201cm" svg:y="5.001cm">
          <draw:text-box>
            <text:p><text:span text:style-name="T2">先頭</text:span><text:span text:style-name="T2">8bit</text:span><text:span text:style-name="T2">はプレフィクス</text:span><text:span text:style-name="T2">fc00::/7</text:span><text:span text:style-name="T2">と予約ビット</text:span><text:span text:style-name="T2">1</text:span></text:p>
            <text:p><text:span text:style-name="T2">(</text:span><text:span text:style-name="T2">実質的には</text:span><text:span text:style-name="T2">fd00::/8)</text:span></text:p>
          </draw:text-box>
        </draw:frame>
        <draw:custom-shape draw:style-name="gr1" draw:text-style-name="P1" draw:layer="layout" svg:width="1cm" svg:height="1cm" svg:x="2cm" svg:y="3.7cm">
          <text:p/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cm" svg:y1="3.3cm" svg:x2="2cm" svg:y2="3.3cm">
          <text:p/>
        </draw:line>
        <draw:frame draw:style-name="gr3" draw:text-style-name="P4" draw:layer="layout" svg:width="1.188cm" svg:height="0.725cm" svg:x="2.101cm" svg:y="2.301cm">
          <draw:text-box>
            <text:p><text:span text:style-name="T2">8bi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ＭＳ Ｐ明朝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ＭＳ Ｐゴシック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09T01:38:46.36</meta:creation-date>
    <dc:date>2012-08-09T01:58:00.69</dc:date>
    <meta:editing-duration>PT8M28S</meta:editing-duration>
    <meta:editing-cycles>2</meta:editing-cycles>
    <meta:generator>LibreOffice/3.6$Windows_x86 LibreOffice_project/932b512-69e3009-7a10e5c-fc86223-a55908</meta:generator>
    <meta:document-statistic meta:object-count="13"/>
  </office:meta>
</office:document-meta>
</file>